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669cm" table:align="left" fo:background-color="#99ffcc">
        <style:background-image/>
      </style:table-properties>
    </style:style>
    <style:style style:name="Table1.A" style:family="table-column">
      <style:table-column-properties style:column-width="16.669cm"/>
    </style:style>
    <style:style style:name="Table1.A1" style:family="table-cell">
      <style:table-cell-properties style:vertical-align="middle" fo:padding="0.049cm" fo:border="none"/>
    </style:style>
    <style:style style:name="Table2" style:family="table">
      <style:table-properties style:width="16.397cm" table:align="left" fo:background-color="#ccffff">
        <style:background-image/>
      </style:table-properties>
    </style:style>
    <style:style style:name="Table2.A" style:family="table-column">
      <style:table-column-properties style:column-width="16.397cm"/>
    </style:style>
    <style:style style:name="Table2.A1" style:family="table-cell">
      <style:table-cell-properties style:vertical-align="middle" fo:padding="0.049cm" fo:border="none"/>
    </style:style>
    <style:style style:name="Table3" style:family="table">
      <style:table-properties style:width="16.471cm" table:align="left" fo:background-color="#ccffff">
        <style:background-image/>
      </style:table-properties>
    </style:style>
    <style:style style:name="Table3.A" style:family="table-column">
      <style:table-column-properties style:column-width="16.471cm"/>
    </style:style>
    <style:style style:name="Table3.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cm" fo:margin-bottom="0cm" loext:contextual-spacing="false" fo:text-align="justify" style:justify-single-word="false"/>
    </style:style>
    <style:style style:name="P3" style:family="paragraph" style:parent-style-name="Preformatted_20_Text">
      <loext:graphic-properties draw:fill="solid" draw:fill-color="#99ffcc"/>
      <style:paragraph-properties fo:margin-left="1cm" fo:margin-right="1cm" fo:text-indent="0cm" style:auto-text-indent="false" fo:background-color="#99ffcc">
        <style:background-image/>
      </style:paragraph-properties>
      <style:text-properties style:font-name="Nimbus Mono L" fo:font-size="12pt" style:font-size-asian="12pt" style:font-size-complex="12pt"/>
    </style:style>
    <style:style style:name="P4" style:family="paragraph" style:parent-style-name="Preformatted_20_Text">
      <loext:graphic-properties draw:fill="solid" draw:fill-color="#99ffcc"/>
      <style:paragraph-properties fo:margin-left="1cm" fo:margin-right="1cm" fo:margin-top="0cm" fo:margin-bottom="0.499cm" loext:contextual-spacing="false" fo:text-indent="0cm" style:auto-text-indent="false" fo:background-color="#99ffcc">
        <style:background-image/>
      </style:paragraph-properties>
      <style:text-properties style:font-name="Nimbus Mono L" fo:font-size="12pt" style:font-size-asian="12pt" style:font-size-complex="12pt"/>
    </style:style>
    <style:style style:name="P5" style:family="paragraph" style:parent-style-name="Quotations">
      <style:paragraph-properties fo:margin-left="2cm" fo:margin-right="2cm" fo:text-indent="0cm" style:auto-text-indent="false"/>
    </style:style>
    <style:style style:name="P6" style:family="paragraph" style:parent-style-name="Quotations">
      <style:text-properties officeooo:paragraph-rsid="0024f2fa"/>
    </style:style>
    <style:style style:name="P7" style:family="paragraph" style:parent-style-name="Text_20_body" style:list-style-name="L1">
      <style:text-properties officeooo:paragraph-rsid="00280e4a"/>
    </style:style>
    <style:style style:name="P8" style:family="paragraph" style:parent-style-name="Text_20_body" style:list-style-name="L2"/>
    <style:style style:name="P9" style:family="paragraph" style:parent-style-name="Text_20_body" style:list-style-name="L2">
      <style:text-properties officeooo:rsid="0024f2fa" officeooo:paragraph-rsid="0024f2fa"/>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text-properties officeooo:paragraph-rsid="00268a40"/>
    </style:style>
    <style:style style:name="P16" style:family="paragraph" style:parent-style-name="Text_20_body" style:list-style-name="L1">
      <style:paragraph-properties fo:margin-top="0cm" fo:margin-bottom="0cm" loext:contextual-spacing="false"/>
      <style:text-properties officeooo:paragraph-rsid="0027f79e"/>
    </style:style>
    <style:style style:name="P17" style:family="paragraph" style:parent-style-name="Text_20_body" style:list-style-name="L1">
      <style:paragraph-properties fo:margin-top="0cm" fo:margin-bottom="0cm" loext:contextual-spacing="false"/>
      <style:text-properties officeooo:paragraph-rsid="00280e4a"/>
    </style:style>
    <style:style style:name="P18" style:family="paragraph" style:parent-style-name="Text_20_body" style:list-style-name="L1">
      <style:paragraph-properties fo:margin-top="0cm" fo:margin-bottom="0cm" loext:contextual-spacing="false"/>
      <style:text-properties officeooo:rsid="0024f2fa" officeooo:paragraph-rsid="0027f79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T1" style:family="text">
      <style:text-properties fo:font-weight="bold"/>
    </style:style>
    <style:style style:name="T2" style:family="text">
      <style:text-properties style:font-name="Nimbus Mono L"/>
    </style:style>
    <style:style style:name="T3" style:family="text">
      <style:text-properties fo:font-style="italic"/>
    </style:style>
    <style:style style:name="T4" style:family="text">
      <style:text-properties officeooo:rsid="0021a963"/>
    </style:style>
    <style:style style:name="T5" style:family="text">
      <style:text-properties officeooo:rsid="0024f2fa"/>
    </style:style>
    <style:style style:name="T6" style:family="text">
      <style:text-properties fo:color="#6666ff" officeooo:rsid="00268a40"/>
    </style:style>
    <style:style style:name="T7" style:family="text">
      <style:text-properties fo:color="#6666ff" officeooo:rsid="0027f79e"/>
    </style:style>
    <style:style style:name="T8" style:family="text">
      <style:text-properties fo:color="#6666ff" officeooo:rsid="00280e4a"/>
    </style:style>
    <style:style style:name="T9" style:family="text">
      <style:text-properties fo:color="#6666ff" officeooo:rsid="0028d769"/>
    </style:style>
    <style:style style:name="T10" style:family="text">
      <style:text-properties fo:color="#6666ff" officeooo:rsid="002a7d57"/>
    </style:style>
    <style:style style:name="T11" style:family="text">
      <style:text-properties fo:color="#6666ff" officeooo:rsid="002a7e1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Lab1: Observando el Comportamiento de Linux</text:h>
      <text:h text:style-name="Heading_20_1" text:outline-level="1" text:is-list-header="true">Objetivos</text:h>
      <text:p text:style-name="P1">Iniciar los laboratorios con un proyecto sencillo, donde se muestre como a través del sistema de archivos virtual <text:span text:style-name="Teletype">/proc</text:span> de Linux, podemos inspeccionar información interna del kernel. Se deberá generar la utilidad <text:span text:style-name="Teletype">ksamp</text:span> que muestra de diversas formas algún subconjunto de la información disponible en <text:span text:style-name="Teletype">/proc</text:span>. </text:p>
      <text:h text:style-name="Heading_20_1" text:outline-level="1" text:is-list-header="true">Introducción</text:h>
      <text:p text:style-name="P1">Podemos pensar el kernel de Linux como una colección de funciones y estructuras de datos. Estas estructuras de datos (o variables de kernel) contienen la visión del kernel respecto al estado del sistema, donde cada interrupción, cada llamada al sistema, cada fallo de protección hacen que este estado cambie. Inspeccionando las variables del kernel podemos obtener información relevante a los procesos, interrupciones, dispositivos, sistemas de archivos, capacidades del hardware, etc. </text:p>
      <text:p text:style-name="P1">Muchas variables conforman el estado del kernel y estas pueden estar alojadas de manera estática o dinámica en un stack frame de la memoria del kernel. Dado que el kernel de Linux es un programa "C" de código abierto, es posible inspeccionar el código fuente y encontrar algunos ejemplos relevantes de estas variables. Por ejemplo, en kernels 2.4.x, <text:span text:style-name="Teletype">xtime</text:span> definido en <text:span text:style-name="Teletype">include/linux/sched.h</text:span> que mantiene la hora del sistema, la estructura <text:span text:style-name="Teletype">task_struct </text:span>definida en <text:span text:style-name="Teletype">include/linux/sched.h</text:span> que contiene la descripción completa de un proceso, o los valores <text:span text:style-name="Teletype">nr_threads</text:span> y <text:span text:style-name="Teletype">nr_running </text:span>definidos en <text:span text:style-name="Teletype">kernel/fork.c</text:span> los cuales indican cuantos procesos existen y cuantos de estos están corriendo. </text:p>
      <text:p text:style-name="P1">El código fuente de Linux lo podemos encontrar en el directorio <text:span text:style-name="Teletype">/usr/src/linux</text:span> de la mayoría de las distribuciones, pero también existen páginas donde podemos <text:span text:style-name="T1">navegar</text:span> el código de varias versiones de kernel, como por ejemplo <text:a xlink:type="simple" xlink:href="http://lxr.linux.no/" text:style-name="Internet_20_link" text:visited-style-name="Visited_20_Internet_20_Link">Linux Cross Reference</text:a>. También existen utilidades para navegación de código local como <text:a xlink:type="simple" xlink:href="http://sourcenav.sourceforge.net/" text:style-name="Internet_20_link" text:visited-style-name="Visited_20_Internet_20_Link">Source Navigator</text:a>. </text:p>
      <text:h text:style-name="Heading_20_1" text:outline-level="1" text:is-list-header="true">Tareas</text:h>
      <text:h text:style-name="Heading_20_3" text:outline-level="3" text:is-list-header="true">Parte A</text:h>
      <text:p text:style-name="Text_20_body">Buscar información acerca estructura del directorio <text:span text:style-name="Teletype">/proc</text:span>, y averiguar los siguientes datos, teniendo en cuenta la versión de kernel que está corriendo:</text:p>
      <text:list xml:id="list5552996421186815059" text:style-name="L1">
        <text:list-item>
          <text:p text:style-name="P14">Tipo y modelo de CPU. <text:s/><text:span text:style-name="T6">(/proc/cpuinfo)</text:span></text:p>
        </text:list-item>
        <text:list-item>
          <text:p text:style-name="P14">Versión del kernel. <text:span text:style-name="T6">(/proc/version)</text:span></text:p>
        </text:list-item>
        <text:list-item>
          <text:p text:style-name="P15">Tiempo en días, horas, minutos y segundos que han transurrido desde que se inició el sistema operativo. <text:span text:style-name="T6">(/proc/uptime)</text:span></text:p>
        </text:list-item>
        <text:list-item>
          <text:p text:style-name="P16">Cuanto tiempo de CPU ha sido empleado para procesos de usuario, de sistema y cuando tiempo <text:soft-page-break/>no se usó. <text:span text:style-name="T6">(/proc/</text:span><text:span text:style-name="T7">stats</text:span><text:span text:style-name="T6">)</text:span></text:p>
        </text:list-item>
        <text:list-item>
          <text:p text:style-name="P14">Cuanta memoria tiene y cuanta está disponible. <text:span text:style-name="T7">(/proc/meminfo)</text:span></text:p>
        </text:list-item>
        <text:list-item>
          <text:p text:style-name="P18">Cuantos sistemas de archivo soporta el kernel <text:span text:style-name="T7">(/proc/filesystems)</text:span></text:p>
        </text:list-item>
        <text:list-item>
          <text:p text:style-name="P17">Cuantos pedidos de lectura/escritura a disco se han realizado. <text:s/><text:span text:style-name="T7">(/proc/</text:span><text:span text:style-name="T8">diskstat</text:span><text:span text:style-name="T7">)</text:span></text:p>
        </text:list-item>
        <text:list-item>
          <text:p text:style-name="P17">Cuantos cambios de contexto han sucedido. <text:span text:style-name="T7">(/proc/</text:span><text:span text:style-name="T9">stats → </text:span><text:span text:style-name="T11">ctxt</text:span><text:span text:style-name="T7">)</text:span></text:p>
        </text:list-item>
        <text:list-item>
          <text:p text:style-name="P7">Cuantos procesos se crearon desde que inició el sistema. <text:span text:style-name="T7">(/proc/</text:span><text:span text:style-name="T9">stats → processes</text:span><text:span text:style-name="T7">)</text:span></text:p>
        </text:list-item>
      </text:list>
      <text:p text:style-name="Text_20_body">Ejemplo: </text:p>
      <table:table table:name="Table1" table:style-name="Table1">
        <table:table-column table:style-name="Table1.A"/>
        <table:table-row>
          <table:table-cell table:style-name="Table1.A1" office:value-type="string">
            <text:p text:style-name="P6"><text:span text:style-name="Teletype">Type: GenuineIntel</text:span> <text:line-break/><text:span text:style-name="Teletype">Model: Intel(R) Xeon(TM) CPU 2.40GHz</text:span> <text:line-break/><text:span text:style-name="Teletype">Kernel: 2.4.18-custom.1.3</text:span> <text:line-break/><text:span text:style-name="Teletype">UpTime: 1D 5:32:47.43</text:span> <text:line-break/><text:span text:style-name="Teletype">UserTime: 1:49.9</text:span> <text:line-break/><text:span text:style-name="Teletype">SysTime: 6:55.32</text:span> <text:line-break/><text:span text:style-name="Teletype">IdleTime: 1D 5:24:03.02</text:span> <text:line-break/><text:span text:style-name="Teletype">TotalMem: 922587136</text:span> <text:line-break/><text:span text:style-name="Teletype">FreeMem: 15532032</text:span><text:line-break/><text:span text:style-name="Teletype"><text:span text:style-name="T5">Nmbr of FS: 29</text:span></text:span> <text:line-break/><text:span text:style-name="Teletype">Disk: 667810</text:span> <text:line-break/><text:span text:style-name="Teletype">Context: 16336100</text:span> <text:line-break/><text:span text:style-name="Teletype">Processes: 18224</text:span> </text:p>
          </table:table-cell>
        </table:table-row>
      </table:table>
      <text:h text:style-name="Heading_20_3" text:outline-level="3" text:is-list-header="true">Parte B</text:h>
      <text:p text:style-name="Text_20_body">Escriba una versión inicial del <text:span text:style-name="T2">ksamp</text:span> programa que inspeccione las variables del kernel a través del <text:span text:style-name="Teletype">/proc</text:span> e informe por <text:span text:style-name="Teletype">stdout</text:span>: </text:p>
      <text:list xml:id="list7115709153353697428" text:style-name="L2">
        <text:list-item>
          <text:p text:style-name="P19">Tipo y modelo de CPU. </text:p>
        </text:list-item>
        <text:list-item>
          <text:p text:style-name="P19">Versión de Kernel.</text:p>
        </text:list-item>
        <text:list-item>
          <text:p text:style-name="P8">Cantidad de tiempo transcurrido desde que se inició el sistema operativo, con el formato <text:span text:style-name="Teletype">ddD hh:mm:ss</text:span>. </text:p>
        </text:list-item>
        <text:list-item>
          <text:p text:style-name="P9">Cantidad de sistemas de archivo soportados por el kernel</text:p>
        </text:list-item>
      </text:list>
      <text:p text:style-name="Text_20_body">También se pide incluir una cabecera donde se indique el nombre de la máquina y la fecha y hora actuales. </text:p>
      <text:h text:style-name="Heading_20_3" text:outline-level="3" text:is-list-header="true">Parte C</text:h>
      <text:p text:style-name="Text_20_body">Escriba una segunda versión del programa que imprima la misma información que la versión por defecto, pero en caso de invocarse con la opción <text:span text:style-name="Teletype">-s</text:span>, agrega la siguiente información: </text:p>
      <text:list xml:id="list183547006099532552" text:style-name="L3">
        <text:list-item>
          <text:p text:style-name="P20">Cantidad de tiempo de CPU utilizado para usuarios, sistema y proceso idle. </text:p>
        </text:list-item>
        <text:list-item>
          <text:p text:style-name="P20">Cantidad de cambios de contexto. </text:p>
        </text:list-item>
        <text:list-item>
          <text:p text:style-name="P20">Fecha y hora cuando el sistema fue iniciado. </text:p>
        </text:list-item>
        <text:list-item>
          <text:p text:style-name="P10">Número de procesos creados desde el inicio del sistema. </text:p>
        </text:list-item>
      </text:list>
      <text:h text:style-name="Heading_20_3" text:outline-level="3" text:is-list-header="true"><text:soft-page-break/>Parte D</text:h>
      <text:p text:style-name="Text_20_body">La tercera parte involucra imprimir todo lo de las versiones anteriores, pero cuando se invoca con la opción <text:span text:style-name="Teletype">-l interval duration</text:span> imprime además: </text:p>
      <text:list xml:id="list5337749751757818985" text:style-name="L4">
        <text:list-item>
          <text:p text:style-name="P21">Número de peticiones a disco realizadas. </text:p>
        </text:list-item>
        <text:list-item>
          <text:p text:style-name="P21">Cantidad de memoria configurada en el hardware. </text:p>
        </text:list-item>
        <text:list-item>
          <text:p text:style-name="P21">Cantidad de memoria disponible. </text:p>
        </text:list-item>
        <text:list-item>
          <text:p text:style-name="P11">Lista de los promedios de carga de 1 minuto. </text:p>
        </text:list-item>
      </text:list>
      <text:p text:style-name="P1">Asi por ejemplo <text:span text:style-name="Teletype">ksamp -l 2 100</text:span> mostrará el promedio de carga de 1 minuto por 100 segundos tomando muestras en intervalos de 2 segundos. <text:s/>El comando <text:span text:style-name="Teletype">ksamp -l </text:span><text:span text:style-name="Teletype"><text:span text:style-name="T3">a b</text:span></text:span>, lee los datos indicados arriba (peticiones de disco, cantidades de memoria, promedios de carga) de <text:span text:style-name="Teletype">/proc</text:span>, y los imprime repetidamente cada <text:span text:style-name="T3">a</text:span> segundos; esto se repite hasta que hayan pasado <text:span text:style-name="T3">b</text:span> segundos. Por ejemplo: </text:p>
      <text:p text:style-name="P1"/>
      <text:p text:style-name="P3">$ ksamp -l 5 15</text:p>
      <text:p text:style-name="P3">Peticiones a disco: 12345</text:p>
      <text:p text:style-name="P3">Memoria disponible / total: 1000000 / 8000000</text:p>
      <text:p text:style-name="P3">Promedio de carga en el último minuto: 0.88</text:p>
      <text:p text:style-name="P3">[Pausa de 5 segundos]</text:p>
      <text:p text:style-name="P3">Peticiones a disco: 12348</text:p>
      <text:p text:style-name="P3">Memoria disponible / total: 2000000 / 8000000</text:p>
      <text:p text:style-name="P3">Promedio de carga en el último minuto: 0.82</text:p>
      <text:p text:style-name="P3">[Pausa de 5 segundos]</text:p>
      <text:p text:style-name="P3">Peticiones a disco: 12645</text:p>
      <text:p text:style-name="P3">Memoria disponible / total: 500000 / 8000000</text:p>
      <text:p text:style-name="P3">Promedio de carga en el último minuto: 0.98</text:p>
      <text:p text:style-name="P3">[Pausa de 5 segundos]</text:p>
      <text:p text:style-name="P3">Peticiones a disco: 99995</text:p>
      <text:p text:style-name="P3">Memoria disponible / total: 300000 / 8000000</text:p>
      <text:p text:style-name="P3">Promedio de carga en el último minuto: 1.07</text:p>
      <text:p text:style-name="P4">[so2004@hal so2004]$</text:p>
      <text:p text:style-name="P1">En particular noten que el promedio de carga de un minuto es un valor que el sistema provee ya calculado, no es algo que ustedes tengan que calcular.</text:p>
      <text:p text:style-name="P1">Notar que cada opción incluye a la otra, por lo que <text:span text:style-name="Teletype">ksamp -s -l 2 100</text:span> no debería ser aceptado y en tales casos resulta útil imprimir por la salida standard un resumen de las opciones aceptadas. </text:p>
      <text:h text:style-name="Heading_20_1" text:outline-level="1" text:is-list-header="true">Cómo atacar los problemas</text:h>
      <text:p text:style-name="P1">La página del manual de Linux <text:span text:style-name="Teletype">man 5 proc</text:span> contiene suficiente información al respecto, también se pueden ver artículos de <text:span text:style-name="Emphasis">The Official Red Hat Linux Reference Guide</text:span> en su capítulo "<text:a xlink:type="simple" xlink:href="http://www.redhat.com/docs/manuals/linux/RHL-9-Manual/ref-guide/ch-proc.html" text:style-name="Internet_20_link" text:visited-style-name="Visited_20_Internet_20_Link">The /proc Filesystem</text:a>". En general basta con realizar una búsqueda de "/proc filesystem" en cualquier buscador de la Web para encontrar información en cualquier idioma. </text:p>
      <text:p text:style-name="P2">Una vez encontrados los archivos de /proc donde está la información, es necesario abrirlos, leer la información y cerrarlos. Esto se puede lograr con las funciones de la biblioteca "C" <text:span text:style-name="Teletype">fopen</text:span>, <text:span text:style-name="Teletype">fgets</text:span> (o <text:span text:style-name="Teletype">fscanf</text:span>) y <text:span text:style-name="Teletype">fclose</text:span>. Un ejemplo de uso sería el siguiente:</text:p>
      <text:p text:style-name="P2"><text:soft-page-break/></text:p>
      <table:table table:name="Table2" table:style-name="Table2">
        <table:table-column table:style-name="Table2.A"/>
        <table:table-row>
          <table:table-cell table:style-name="Table2.A1" office:value-type="string">
            <text:p text:style-name="Quotations"><text:span text:style-name="Teletype">#include &lt;stdio.h&gt; <text:line-break/>#define BUFFSIZE 256 <text:line-break/><text:line-break/>int <text:line-break/>main(int argc, char *argv[]) { </text:span></text:p>
            <text:p text:style-name="P5"><text:span text:style-name="Teletype"><text:line-break/>FILE *fd; <text:line-break/>char buffer[BUFFSIZE+1]; <text:line-break/>fd = fopen("/proc/sys/kernel/hostname","r"); <text:line-break/>fgets(buffer, BUFFSIZE+1, fd); <text:line-break/>printf("Hostname: %s\n",buffer); <text:line-break/>fclose(fd); </text:span></text:p>
            <text:p text:style-name="Quotations"><text:span text:style-name="Teletype"><text:line-break/>} </text:span></text:p>
          </table:table-cell>
        </table:table-row>
      </table:table>
      <text:p text:style-name="Text_20_body"/>
      <text:p text:style-name="P1">Para leer los argumentos de entrada e interpretarlos (proceso de parsing) hay que hacer uso de las variables <text:span text:style-name="Teletype">int argc</text:span> y <text:span text:style-name="Teletype">char *argv[]</text:span>. La primera indica cuantos argumentos se pasaron y <text:span text:style-name="Teletype">argv</text:span> es el arreglo de tamaño <text:span text:style-name="Teletype">argc</text:span> con cada uno de las cadenas de los argumentos. Notar que como el propio comando se incluye en la lista de argumentos una llamada <text:span text:style-name="Teletype">ksamp -l 10 100</text:span> implica que al inicio del main se cumple </text:p>
      <text:p text:style-name="Text_20_body">{<text:span text:style-name="Teletype">argc=4 &amp; argv[]={"ksamp", "-l", "10", "100"}</text:span>}. </text:p>
      <text:p text:style-name="P1">Pueden utilizar la función <text:span text:style-name="Teletype">getopt</text:span> de la <text:span text:style-name="Teletype"><text:span text:style-name="T4">glibc </text:span></text:span>para no volver a inventar la rueda. Pueden encontrar información en <text:span text:style-name="Teletype">man 3 getopt</text:span> o bien en las <text:span text:style-name="Emphasis">Infopages</text:span> invocando <text:span text:style-name="Teletype">pinfo libc</text:span> y buscado este tema. Este último comando muestra la <text:a xlink:type="simple" xlink:href="http://www.gnu.org/software/libc/" text:style-name="Internet_20_link" text:visited-style-name="Visited_20_Internet_20_Link">GNU C Library reference manual</text:a>. </text:p>
      <text:p text:style-name="P1">El ejemplo anterior resulta sencillo en cuanto a que no tenemos que "interpretar" la secuencia de caracteres, sólo la tomamos y la imprimimos. Sin embargo, muchos de los parámetros que se necesitan imprimir requieren de cierto tratamiento. Este proceso de transformar una secuencia de caracteres en alguna representación más adecuada para su tratamiento se denomina <text:span text:style-name="T1">parsing</text:span>. Por ejemplo el tiempo transcurrido desde que el sistema inició se expresa en segundos, y se encuentra en cierta parte del archivo. Entonces tenemos que extraerlo y convertirlo a un entero sin signo. Cuando ya tenemos un entero sin signo, resulta sencillo operar matemáticamente y generar una secuencia de caracteres (imprimir) con el formato adecuado. Esto último se denomina <text:span text:style-name="T1">pretty printing</text:span>. </text:p>
      <text:p text:style-name="Text_20_body">Funciones como <text:span text:style-name="Teletype">atoi</text:span> y sus relacionadas pueden ser útiles. También resulta útil <text:span text:style-name="Teletype">sscanf</text:span>. </text:p>
      <text:p text:style-name="P1">Para obtener la fecha y hora que va en el encabezado del informe que brinda el programa, se pueden utilizar la funciones de la <text:span text:style-name="Teletype">glibc</text:span> <text:span text:style-name="Teletype">gettimeofday</text:span> y <text:span text:style-name="Teletype">ctime</text:span>, o bien leer el tiempo de inicio del sistema y sumarlo al transcurrido para luego convertirlo a fecha. </text:p>
      <text:p text:style-name="P1">Cuando se necesite realizar las muestra del promedio de carga de 1 minuto, puede ser útil la función <text:span text:style-name="Teletype">sleep</text:span> que duerme un proceso por un intervalo determinado de tiempo. </text:p>
      <text:h text:style-name="Heading_20_1" text:outline-level="1" text:is-list-header="true"><text:soft-page-break/>Qué se debe Entregar</text:h>
      <text:list xml:id="list3711583834015586420" text:style-name="L5">
        <text:list-item>
          <text:p text:style-name="P22">Código (funcionando bajo las especificaciones dadas y bajo cualquier caso de test de parametros de entrada) </text:p>
          <text:list>
            <text:list-item>
              <text:p text:style-name="P22">Dividir en módulos de manera juiciosa. </text:p>
            </text:list-item>
            <text:list-item>
              <text:p text:style-name="P22">Estilo de código. </text:p>
            </text:list-item>
            <text:list-item>
              <text:p text:style-name="P22">Utilizar <text:span text:style-name="Teletype">Makefile</text:span>. </text:p>
            </text:list-item>
          </text:list>
        </text:list-item>
        <text:list-item>
          <text:p text:style-name="P12">Informe del desarrollo del proyecto.</text:p>
        </text:list-item>
      </text:list>
      <text:h text:style-name="Heading_20_1" text:outline-level="1" text:is-list-header="true">Tips</text:h>
      <text:p text:style-name="P1">No intenten hacer todo de golpe, vayan de a partes, y sobre todo discutan, analicen y trabajen en ideas de forma grupal. Una hora pensando en papel libremente suele ahorrar muchos problemas en el momento de codificar. </text:p>
      <text:p text:style-name="P2">Utilicen debuggers de línea de comandos como <text:a xlink:type="simple" xlink:href="http://sources.redhat.com/gdb/" text:style-name="Internet_20_link" text:visited-style-name="Visited_20_Internet_20_Link"><text:span text:style-name="Teletype">gdb</text:span></text:a> o interfaces gráficas para estos como <text:a xlink:type="simple" xlink:href="http://www.gnu.org/software/ddd/" text:style-name="Internet_20_link" text:visited-style-name="Visited_20_Internet_20_Link"><text:span text:style-name="Teletype">ddd</text:span></text:a>. También pueden realizar compilación condicional para hacer debugging de la siguente manera:</text:p>
      <text:p text:style-name="P2"><text:s/></text:p>
      <table:table table:name="Table3" table:style-name="Table3">
        <table:table-column table:style-name="Table3.A"/>
        <table:table-row>
          <table:table-cell table:style-name="Table3.A1" office:value-type="string">
            <text:p text:style-name="Quotations"><text:span text:style-name="Teletype"><text:line-break/>#define STDOUT 0 <text:line-break/>#define DEBUG <text:line-break/>. <text:line-break/>. <text:line-break/>#ifdef DEBUG <text:line-break/>fprintf(STDOUT,"DEBUG&gt; argc: %d\n",argc); <text:line-break/>#endif <text:line-break/>. <text:line-break/>. </text:span></text:p>
          </table:table-cell>
        </table:table-row>
      </table:table>
      <text:p text:style-name="Text_20_body"/>
      <text:p text:style-name="P1">Deducir la entrada <text:span text:style-name="Teletype">disk_io</text:span> requiere un poco más de trabajo que el resto de la información. Encuentren el manejo de /proc en kernels 2.4.x y 2.6.x, analicen el código fuente y deduzcan el significado de cada elemento. Pueden utilizar <text:a xlink:type="simple" xlink:href="http://lxr.linux.no/" text:style-name="Internet_20_link" text:visited-style-name="Visited_20_Internet_20_Link">Linux Cross Reference</text:a>. </text:p>
      <text:h text:style-name="Heading_20_1" text:outline-level="1" text:is-list-header="true">Tareas Adicionales</text:h>
      <text:p text:style-name="Text_20_body">Si les sobra tiempo pueden hacer las siguientes mejoras: </text:p>
      <text:list xml:id="list7277234144543014744" text:style-name="L6">
        <text:list-item>
          <text:p text:style-name="P23">Algunos de las datos que se muestran involucran cantidades de memoria, y el valor que se puede leer en <text:span text:style-name="Teletype">/proc</text:span> está siempre expesado en bytes. Como leer cantidades como 64MB en bytes suele ser dificultoso, muchos programas incluyen la opción <text:span text:style-name="Teletype">-h</text:span> que significa "legible para humanos", que transforma las cantidades a una unidad correspondiente de manera que la cadena se mantenga acotada en tamaño. </text:p>
        </text:list-item>
        <text:list-item>
          <text:p text:style-name="P23">Este programa puede ser muy útil para monitorear la actividad de un servidor, pero resulta más practico si se le agrega una opción <text:span text:style-name="Teletype">-d</text:span> que bajo la opción <text:span text:style-name="Teletype">-l</text:span> muestra el diferencial de los valores leidos para, por ejemplo, poder medir cuantos cambios de contexto se están realizando <text:soft-page-break/>por segundo. Este es un muy buen lugar para utilizar un TAD con los valores de muestra que acepte métodos que calculen el diferencial entre muestras. </text:p>
        </text:list-item>
        <text:list-item>
          <text:p text:style-name="P23">Utilizar <text:span text:style-name="Teletype">getopt</text:span> de POSIX.2 para parsear la línea de comandos. </text:p>
        </text:list-item>
        <text:list-item>
          <text:p text:style-name="P13">Comparar lo realizado con utilidades establecidas que realizan tareas similares, como por ejemplo <text:span text:style-name="Teletype">procinf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Nimbus Mono L" svg:font-family="'Nimbus Mono L'" style:font-family-generic="modern" style:font-pitch="fixed"/>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en" style:country-asian="US" style:font-name-complex="Nimbus Sans L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n" style:country-asian="US" style:font-name-complex="Nimbus Sans 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Nimbus Sans L1" style:font-family-asian="'Nimbus Sans L'" style:font-pitch-asian="variable" style:font-size-asian="24pt" style:font-weight-asian="bold" style:font-name-complex="Nimbus Sans L1" style:font-family-complex="'Nimbus Sans L'"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Nimbus Sans L1" style:font-family-asian="'Nimbus Sans L'" style:font-pitch-asian="variable" style:font-size-asian="14pt" style:font-weight-asian="bold" style:font-name-complex="Nimbus Sans L1" style:font-family-complex="'Nimbus Sans L'" style:font-pitch-complex="variable"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06-08-28T12:19:55</meta:creation-date>
    <dc:date>2015-08-17T15:03:28.401595995</dc:date>
    <dc:language>en-US</dc:language>
    <meta:editing-cycles>11</meta:editing-cycles>
    <meta:editing-duration>PT1H29S</meta:editing-duration>
    <meta:document-statistic meta:table-count="3" meta:image-count="0" meta:object-count="0" meta:page-count="6" meta:paragraph-count="91" meta:word-count="1664" meta:character-count="10368" meta:non-whitespace-character-count="8745"/>
    <meta:user-defined meta:name="Info 1"/>
    <meta:user-defined meta:name="Info 2"/>
    <meta:user-defined meta:name="Info 3"/>
    <meta:user-defined meta:name="Info 4"/>
  </office:meta>
</office:document-meta>
</file>